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37cm" fo:min-width="3.94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607cm" fo:min-width="7.75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972cm" fo:min-width="5.8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38cm" fo:min-width="2.676cm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</style:style>
    <style:style style:name="gr9" style:family="graphic" style:parent-style-name="objectwithoutfill">
      <style:graphic-properties draw:marker-end="Arrowheads_20_6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338cm" fo:min-width="3.58cm"/>
      <style:paragraph-properties style:writing-mode="lr-tb"/>
    </style:style>
    <style:style style:name="gr11" style:family="graphic" style:parent-style-name="objectwithoutfill">
      <style:graphic-properties draw:marker-end="Arrowheads_20_7" draw:marker-end-width="0.3cm" draw:fill="none" draw:textarea-vertical-align="middle"/>
    </style:style>
    <style:style style:name="gr12" style:family="graphic" style:parent-style-name="objectwithoutfill">
      <style:graphic-properties draw:marker-end="Arrowheads_20_8" draw:marker-end-width="0.3cm" draw:fill="none" draw:textarea-vertical-align="middle"/>
    </style:style>
    <style:style style:name="gr13" style:family="graphic" style:parent-style-name="objectwithoutfill">
      <style:graphic-properties draw:marker-end="Arrowheads_20_9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1.338cm" fo:min-width="6.485cm"/>
      <style:paragraph-properties style:writing-mode="lr-tb"/>
    </style:style>
    <style:style style:name="gr15" style:family="graphic" style:parent-style-name="objectwithoutfill">
      <style:graphic-properties draw:marker-end="Arrowheads_20_10" draw:marker-end-width="0.3cm" draw:fill="none" draw:textarea-vertical-align="middle"/>
    </style:style>
    <style:style style:name="gr16" style:family="graphic" style:parent-style-name="objectwithoutfill">
      <style:graphic-properties draw:marker-end="Arrowheads_20_1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4.445cm" svg:height="1.587cm" svg:x="8.302cm" svg:y="2.27cm">
          <text:p text:style-name="P1">START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8.255cm" svg:height="2.857cm" svg:x="6.397cm" svg:y="4.81cm">
          <text:p text:style-name="P1">INITIALIZE</text:p>
          <text:p text:style-name="P1">random_word</text:p>
          <text:p text:style-name="P1">hang_counter = x</text:p>
          <text:p text:style-name="P1">left_letters_counter = y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6.35cm" svg:height="2.222cm" svg:x="7.35cm" svg:y="8.62cm">
          <text:p text:style-name="P1">guess_letter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6.35cm" svg:height="3.175cm" svg:x="7.35cm" svg:y="11.795cm">
          <text:p text:style-name="P1">does_letter_belong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3" draw:id="id3" draw:layer="layout" svg:width="8.255cm" svg:height="2.857cm" svg:x="12.335cm" svg:y="14.97cm">
          <text:p text:style-name="P1">YES</text:p>
          <text:p text:style-name="P1">update_solution</text:p>
          <text:p text:style-name="P1">left_letters_counter -= 1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8.255cm" svg:height="2.857cm" svg:x="1cm" svg:y="14.97cm">
          <text:p text:style-name="P1">NO</text:p>
          <text:p text:style-name="P1">update_hangman</text:p>
          <text:p text:style-name="P1">hang_counter -= 1</text:p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6.35cm" svg:height="3.175cm" svg:x="1.952cm" svg:y="19.097cm">
          <text:p text:style-name="P1">hang_counter=0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svg:x1="7.35cm" svg:y1="13.383cm" svg:x2="5.127cm" svg:y2="14.97cm" draw:start-shape="id1" draw:start-glue-point="5" draw:end-shape="id2" draw:end-glue-point="0" svg:d="M7350 13383h-2223v1587" svg:viewBox="0 0 2224 1588">
          <text:p/>
        </draw:connector>
        <draw:connector draw:style-name="gr6" draw:text-style-name="P2" draw:layer="layout" svg:x1="13.7cm" svg:y1="13.383cm" svg:x2="16.462cm" svg:y2="14.97cm" draw:start-shape="id1" draw:start-glue-point="7" draw:end-shape="id3" draw:end-glue-point="0" svg:d="M13700 13383h2762v1587" svg:viewBox="0 0 2763 1588">
          <text:p/>
        </draw:connector>
        <draw:connector draw:style-name="gr7" draw:text-style-name="P2" draw:layer="layout" svg:x1="10.524cm" svg:y1="3.857cm" svg:x2="10.524cm" svg:y2="4.81cm" draw:start-shape="id4" draw:start-glue-point="2" draw:end-shape="id5" draw:end-glue-point="0" svg:d="M10524 3857v953" svg:viewBox="0 0 1 954">
          <text:p/>
        </draw:connector>
        <draw:connector draw:style-name="gr8" draw:text-style-name="P2" draw:layer="layout" svg:x1="10.524cm" svg:y1="7.667cm" svg:x2="10.525cm" svg:y2="8.62cm" draw:start-shape="id5" draw:start-glue-point="2" draw:end-shape="id6" draw:end-glue-point="0" svg:d="M10524 7667v476h1v477" svg:viewBox="0 0 2 954">
          <text:p/>
        </draw:connector>
        <draw:connector draw:style-name="gr9" draw:text-style-name="P2" draw:layer="layout" svg:x1="10.525cm" svg:y1="10.842cm" svg:x2="10.525cm" svg:y2="11.795cm" draw:start-shape="id6" draw:start-glue-point="2" draw:end-shape="id1" draw:end-glue-point="4" svg:d="M10525 10842v953" svg:viewBox="0 0 1 954">
          <text:p/>
        </draw:connector>
        <draw:custom-shape draw:style-name="gr10" draw:text-style-name="P1" xml:id="id8" draw:id="id8" draw:layer="layout" svg:width="8.16cm" svg:height="3.175cm" svg:x="12.43cm" svg:y="19.097cm">
          <text:p text:style-name="P1">left_letters_counter=0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2" draw:layer="layout" svg:x1="5.127cm" svg:y1="17.827cm" svg:x2="5.127cm" svg:y2="19.097cm" draw:start-shape="id2" draw:start-glue-point="2" draw:end-shape="id7" draw:end-glue-point="4" svg:d="M5127 17827v1270" svg:viewBox="0 0 1 1271">
          <text:p/>
        </draw:connector>
        <draw:connector draw:style-name="gr12" draw:text-style-name="P2" draw:layer="layout" svg:x1="16.462cm" svg:y1="17.827cm" svg:x2="16.51cm" svg:y2="19.097cm" draw:start-shape="id3" draw:start-glue-point="2" draw:end-shape="id8" draw:end-glue-point="4" svg:d="M16462 17827v634h48v636" svg:viewBox="0 0 49 1271">
          <text:p/>
        </draw:connector>
        <draw:connector draw:style-name="gr13" draw:text-style-name="P2" draw:layer="layout" draw:line-skew="-1.086cm" svg:x1="1.952cm" svg:y1="20.685cm" svg:x2="7.35cm" svg:y2="9.731cm" draw:start-shape="id7" draw:start-glue-point="5" draw:end-shape="id6" draw:end-glue-point="3" svg:d="M1952 20685h-1587v-10954h6985" svg:viewBox="0 0 6986 10955">
          <text:p/>
        </draw:connector>
        <draw:custom-shape draw:style-name="gr14" draw:text-style-name="P1" xml:id="id9" draw:id="id9" draw:layer="layout" svg:width="6.985cm" svg:height="1.588cm" svg:x="1.635cm" svg:y="23.542cm">
          <text:p text:style-name="P1">YES</text:p>
          <text:p text:style-name="P1">GAME OVER</text:p>
          <draw:enhanced-geometry svg:viewBox="0 0 21600 21600" draw:type="rectangle" draw:enhanced-path="M 0 0 L 21600 0 21600 21600 0 21600 0 0 Z N"/>
        </draw:custom-shape>
        <draw:connector draw:style-name="gr15" draw:text-style-name="P2" draw:layer="layout" svg:x1="5.127cm" svg:y1="22.272cm" svg:x2="5.127cm" svg:y2="23.542cm" draw:start-shape="id7" draw:start-glue-point="6" draw:end-shape="id9" draw:end-glue-point="0" svg:d="M5127 22272v1270" svg:viewBox="0 0 1 1271">
          <text:p/>
        </draw:connector>
        <draw:custom-shape draw:style-name="gr14" draw:text-style-name="P1" xml:id="id10" draw:id="id10" draw:layer="layout" svg:width="6.985cm" svg:height="1.588cm" svg:x="13.065cm" svg:y="23.542cm">
          <text:p text:style-name="P1">YES</text:p>
          <text:p text:style-name="P1">GAME WON</text:p>
          <draw:enhanced-geometry svg:viewBox="0 0 21600 21600" draw:type="rectangle" draw:enhanced-path="M 0 0 L 21600 0 21600 21600 0 21600 0 0 Z N"/>
        </draw:custom-shape>
        <draw:connector draw:style-name="gr15" draw:text-style-name="P2" draw:layer="layout" svg:x1="16.51cm" svg:y1="22.272cm" svg:x2="16.557cm" svg:y2="23.542cm" draw:start-shape="id8" draw:start-glue-point="6" draw:end-shape="id10" draw:end-glue-point="0" svg:d="M16510 22272v635h47v635" svg:viewBox="0 0 48 1271">
          <text:p/>
        </draw:connector>
        <draw:connector draw:style-name="gr16" draw:text-style-name="P2" draw:layer="layout" svg:x1="20.59cm" svg:y1="20.685cm" svg:x2="13.7cm" svg:y2="9.731cm" draw:start-shape="id8" draw:start-glue-point="7" draw:end-shape="id6" draw:end-glue-point="1" svg:d="M20590 20685h502v-10954h-7392" svg:viewBox="0 0 7393 1095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05T18:18:27.684141255</meta:creation-date>
    <dc:date>2021-09-05T18:40:01.528377567</dc:date>
    <meta:editing-duration>PT42S</meta:editing-duration>
    <meta:editing-cycles>1</meta:editing-cycles>
    <meta:document-statistic meta:object-count="21"/>
    <meta:generator>LibreOffice/7.0.6.2$Linux_X86_64 LibreOffice_project/00$Build-2</meta:generator>
  </office:meta>
</office:document-meta>
</file>